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2.586cm" style:rel-column-width="9968*"/>
    </style:style>
    <style:style style:name="Tabell1.B" style:family="table-column">
      <style:table-column-properties style:column-width="2.588cm" style:rel-column-width="9975*"/>
    </style:style>
    <style:style style:name="Tabell1.C" style:family="table-column">
      <style:table-column-properties style:column-width="11.827cm" style:rel-column-width="45592*"/>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1" style:family="table-row">
      <style:table-row-properties style:min-row-height="0.614cm"/>
    </style:style>
    <style:style style:name="Tabell2" style:family="table">
      <style:table-properties style:width="17cm" table:align="margins"/>
    </style:style>
    <style:style style:name="Tabell2.A" style:family="table-column">
      <style:table-column-properties style:column-width="2.586cm" style:rel-column-width="9968*"/>
    </style:style>
    <style:style style:name="Tabell2.B" style:family="table-column">
      <style:table-column-properties style:column-width="2.588cm" style:rel-column-width="9975*"/>
    </style:style>
    <style:style style:name="Tabell2.C" style:family="table-column">
      <style:table-column-properties style:column-width="11.827cm" style:rel-column-width="4559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abell2.7" style:family="table-row">
      <style:table-row-properties style:min-row-height="0.598cm"/>
    </style:style>
    <style:style style:name="Tabell3" style:family="table">
      <style:table-properties style:width="17cm" table:align="margins"/>
    </style:style>
    <style:style style:name="Tabell3.A" style:family="table-column">
      <style:table-column-properties style:column-width="3.069cm" style:rel-column-width="1740*"/>
    </style:style>
    <style:style style:name="Tabell3.B" style:family="table-column">
      <style:table-column-properties style:column-width="3.06cm" style:rel-column-width="1735*"/>
    </style:style>
    <style:style style:name="Tabell3.C" style:family="table-column">
      <style:table-column-properties style:column-width="10.871cm" style:rel-column-width="6163*"/>
    </style:style>
    <style:style style:name="Tabell3.A1" style:family="table-cell">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4" style:family="table">
      <style:table-properties style:width="17cm" table:align="margins"/>
    </style:style>
    <style:style style:name="Tabell4.A" style:family="table-column">
      <style:table-column-properties style:column-width="3.069cm" style:rel-column-width="1740*"/>
    </style:style>
    <style:style style:name="Tabell4.B" style:family="table-column">
      <style:table-column-properties style:column-width="3.06cm" style:rel-column-width="1735*"/>
    </style:style>
    <style:style style:name="Tabell4.C" style:family="table-column">
      <style:table-column-properties style:column-width="10.871cm" style:rel-column-width="6163*"/>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style style:name="P4" style:family="paragraph" style:parent-style-name="Text_20_body">
      <style:text-properties fo:font-style="normal" style:font-style-asian="normal" style:font-style-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ck box-testning</text:h>
      <text:p text:style-name="P1">Henrik Gabrielsson</text:p>
      <text:p text:style-name="P1">hg222aa@student.lnu.se</text:p>
      <text:p text:style-name="P1">2013-11-14</text:p>
      <text:h text:style-name="Heading_20_2" text:outline-level="2"/>
      <text:h text:style-name="Heading_20_2" text:outline-level="2">Beskrivning av applikationen</text:h>
      <text:p text:style-name="Text_20_body">Den enkla applikationen tar emot tre tal från användaren som representerar längden på varje sida på en triangel. Efter att ha tagit emot denna data så räknar programmet ut om triangeln är liksidig, likbent eller har tre helt olika långa sidor.</text:p>
      <text:p text:style-name="Text_20_body"/>
      <text:h text:style-name="Heading_20_2" text:outline-level="2">Krav</text:h>
      <text:list xml:id="list7707990798895798786" text:style-name="L1">
        <text:list-item>
          <text:p text:style-name="P3">Applikationen ska kunna ta emot tre flyttal av typen <text:span text:style-name="T1">double</text:span>. </text:p>
        </text:list-item>
        <text:list-item>
          <text:p text:style-name="P3">Alla talen måste vara större än noll, då ingen sida på en triangel kan vara 0 eller ett negativt tal.</text:p>
        </text:list-item>
        <text:list-item>
          <text:p text:style-name="P3">Inga standardvärden finns och därför måste tre flyttal tas emot, varken mer eller mindre.</text:p>
        </text:list-item>
        <text:list-item>
          <text:p text:style-name="P3">Om något annat än siffror skickas med så ska ett felmeddelande visas.</text:p>
        </text:list-item>
      </text:list>
      <text:p text:style-name="P4"/>
      <text:h text:style-name="Heading_20_2" text:outline-level="2">Test to pass</text:h>
      <table:table table:name="Tabell1" table:style-name="Tabell1">
        <table:table-column table:style-name="Tabell1.A"/>
        <table:table-column table:style-name="Tabell1.B"/>
        <table:table-column table:style-name="Tabell1.C"/>
        <table:table-row>
          <table:table-cell table:style-name="Tabell1.A1" office:value-type="string">
            <text:p text:style-name="Table_20_Heading">Test #</text:p>
          </table:table-cell>
          <table:table-cell table:style-name="Tabell1.A1" office:value-type="string">
            <text:p text:style-name="Table_20_Heading">Indata</text:p>
          </table:table-cell>
          <table:table-cell table:style-name="Tabell1.C1" office:value-type="string">
            <text:p text:style-name="Table_20_Heading">Förväntad utdata</text:p>
          </table:table-cell>
        </table:table-row>
        <table:table-row>
          <table:table-cell table:style-name="Tabell1.A2" office:value-type="float" office:value="1">
            <text:p text:style-name="P2">1</text:p>
          </table:table-cell>
          <table:table-cell table:style-name="Tabell1.B2" office:value-type="string">
            <text:p text:style-name="P2">1 <text:s text:c="2"/>1 <text:s text:c="2"/>1</text:p>
          </table:table-cell>
          <table:table-cell table:style-name="Tabell1.C2" office:value-type="string">
            <text:p text:style-name="Table_20_Contents">Triangeln är liksidig</text:p>
          </table:table-cell>
        </table:table-row>
        <table:table-row>
          <table:table-cell table:style-name="Tabell1.A2" office:value-type="float" office:value="2">
            <text:p text:style-name="P2">2</text:p>
          </table:table-cell>
          <table:table-cell table:style-name="Tabell1.B2" office:value-type="string">
            <text:p text:style-name="P2">1 <text:s/>1 <text:s/>2</text:p>
          </table:table-cell>
          <table:table-cell table:style-name="Tabell1.C2" office:value-type="string">
            <text:p text:style-name="Table_20_Contents">Triangeln är likbent</text:p>
          </table:table-cell>
        </table:table-row>
        <table:table-row>
          <table:table-cell table:style-name="Tabell1.A2" office:value-type="float" office:value="3">
            <text:p text:style-name="P2">3</text:p>
          </table:table-cell>
          <table:table-cell table:style-name="Tabell1.B2" office:value-type="string">
            <text:p text:style-name="P2">1 <text:s/>2 <text:s/>1</text:p>
          </table:table-cell>
          <table:table-cell table:style-name="Tabell1.C2" office:value-type="string">
            <text:p text:style-name="Table_20_Contents">Triangeln är likbent</text:p>
          </table:table-cell>
        </table:table-row>
        <table:table-row>
          <table:table-cell table:style-name="Tabell1.A2" office:value-type="float" office:value="4">
            <text:p text:style-name="P2">4</text:p>
          </table:table-cell>
          <table:table-cell table:style-name="Tabell1.B2" office:value-type="string">
            <text:p text:style-name="P2">2 <text:s/>1 <text:s/>1</text:p>
          </table:table-cell>
          <table:table-cell table:style-name="Tabell1.C2" office:value-type="string">
            <text:p text:style-name="Table_20_Contents">Triangeln är likbent</text:p>
          </table:table-cell>
        </table:table-row>
        <table:table-row>
          <table:table-cell table:style-name="Tabell1.A2" office:value-type="float" office:value="5">
            <text:p text:style-name="P2">5</text:p>
          </table:table-cell>
          <table:table-cell table:style-name="Tabell1.B2" office:value-type="string">
            <text:p text:style-name="P2">1 <text:s/>2 <text:s/>3</text:p>
          </table:table-cell>
          <table:table-cell table:style-name="Tabell1.C2" office:value-type="string">
            <text:p text:style-name="Table_20_Contents">Triangeln har inga lika sidor</text:p>
          </table:table-cell>
        </table:table-row>
        <table:table-row>
          <table:table-cell table:style-name="Tabell1.A2" office:value-type="float" office:value="6">
            <text:p text:style-name="P2">6</text:p>
          </table:table-cell>
          <table:table-cell table:style-name="Tabell1.B2" office:value-type="string">
            <text:p text:style-name="P2">1,0 <text:s/>1,0 <text:s/>1,0</text:p>
          </table:table-cell>
          <table:table-cell table:style-name="Tabell1.C2" office:value-type="string">
            <text:p text:style-name="Table_20_Contents">Triangeln är liksidig</text:p>
          </table:table-cell>
        </table:table-row>
        <table:table-row>
          <table:table-cell table:style-name="Tabell1.A2" office:value-type="float" office:value="7">
            <text:p text:style-name="P2">7</text:p>
          </table:table-cell>
          <table:table-cell table:style-name="Tabell1.B2" office:value-type="string">
            <text:p text:style-name="P2">1,0 <text:s/>1,0 <text:s/>2,0</text:p>
          </table:table-cell>
          <table:table-cell table:style-name="Tabell1.C2" office:value-type="string">
            <text:p text:style-name="Table_20_Contents">Triangeln är likbent</text:p>
          </table:table-cell>
        </table:table-row>
        <table:table-row>
          <table:table-cell table:style-name="Tabell1.A2" office:value-type="float" office:value="8">
            <text:p text:style-name="P2">8</text:p>
          </table:table-cell>
          <table:table-cell table:style-name="Tabell1.B2" office:value-type="string">
            <text:p text:style-name="P2">1,0 <text:s/>2,0 <text:s/>1,0</text:p>
          </table:table-cell>
          <table:table-cell table:style-name="Tabell1.C2" office:value-type="string">
            <text:p text:style-name="Table_20_Contents">Triangeln är likbent</text:p>
          </table:table-cell>
        </table:table-row>
        <table:table-row>
          <table:table-cell table:style-name="Tabell1.A2" office:value-type="float" office:value="9">
            <text:p text:style-name="P2">9</text:p>
          </table:table-cell>
          <table:table-cell table:style-name="Tabell1.B2" office:value-type="string">
            <text:p text:style-name="P2">2,0 <text:s/>1,0 <text:s/>1,0</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0">
            <text:p text:style-name="P2">10</text:p>
          </table:table-cell>
          <table:table-cell table:style-name="Tabell1.B2" office:value-type="string">
            <text:p text:style-name="P2">1,0 <text:s/>2,0 <text:s/>3,0</text:p>
          </table:table-cell>
          <table:table-cell table:style-name="Tabell1.C2" office:value-type="string">
            <text:p text:style-name="Table_20_Contents">Triangeln har inga lika sidor</text:p>
          </table:table-cell>
        </table:table-row>
        <table:table-row table:style-name="Tabell1.11">
          <table:table-cell table:style-name="Tabell1.A2" office:value-type="float" office:value="11">
            <text:p text:style-name="P2">11</text:p>
          </table:table-cell>
          <table:table-cell table:style-name="Tabell1.B2" office:value-type="string">
            <text:p text:style-name="P2">1,1 <text:s/>1,1 <text:s/>1,1</text:p>
          </table:table-cell>
          <table:table-cell table:style-name="Tabell1.C2" office:value-type="string">
            <text:p text:style-name="Table_20_Contents">Triangeln är liksidig</text:p>
          </table:table-cell>
        </table:table-row>
        <table:table-row table:style-name="Tabell1.11">
          <table:table-cell table:style-name="Tabell1.A2" office:value-type="float" office:value="12">
            <text:p text:style-name="P2">12</text:p>
          </table:table-cell>
          <table:table-cell table:style-name="Tabell1.B2" office:value-type="string">
            <text:p text:style-name="P2">1,1 <text:s/>1,1 <text:s/>1,2</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3">
            <text:p text:style-name="P2">13</text:p>
          </table:table-cell>
          <table:table-cell table:style-name="Tabell1.B2" office:value-type="string">
            <text:p text:style-name="P2">1,1 <text:s/>1,2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4">
            <text:p text:style-name="P2">14</text:p>
          </table:table-cell>
          <table:table-cell table:style-name="Tabell1.B2" office:value-type="string">
            <text:p text:style-name="P2">1,2 <text:s/>1,1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5">
            <text:p text:style-name="P2">15</text:p>
          </table:table-cell>
          <table:table-cell table:style-name="Tabell1.B2" office:value-type="string">
            <text:p text:style-name="P2">1,2 <text:s/>1,3 <text:s/>1,4</text:p>
          </table:table-cell>
          <table:table-cell table:style-name="Tabell1.C2" office:value-type="string">
            <text:p text:style-name="Table_20_Contents">Triangeln har inga lika sidor</text:p>
          </table:table-cell>
        </table:table-row>
      </table:table>
      <text:p text:style-name="Text_20_body"><text:soft-page-break/></text:p>
      <text:h text:style-name="Heading_20_3" text:outline-level="3">Resultat av testning</text:h>
      <table:table table:name="Tabell3" table:style-name="Tabell3">
        <table:table-column table:style-name="Tabell3.A"/>
        <table:table-column table:style-name="Tabell3.B"/>
        <table:table-column table:style-name="Tabell3.C"/>
        <table:table-row>
          <table:table-cell table:style-name="Tabell3.A1" office:value-type="string">
            <text:p text:style-name="Table_20_Heading">Test #</text:p>
          </table:table-cell>
          <table:table-cell table:style-name="Tabell3.A1" office:value-type="string">
            <text:p text:style-name="Table_20_Heading">Pass / Fail</text:p>
          </table:table-cell>
          <table:table-cell table:style-name="Tabell3.C1" office:value-type="string">
            <text:p text:style-name="Table_20_Heading">Kommentar</text:p>
          </table:table-cell>
        </table:table-row>
        <table:table-row>
          <table:table-cell table:style-name="Tabell3.A2" office:value-type="string">
            <text:p text:style-name="P2"/>
          </table:table-cell>
          <table:table-cell table:style-name="Tabell3.A2" office:value-type="string">
            <text:p text:style-name="Table_20_Contents"/>
          </table:table-cell>
          <table:table-cell table:style-name="Tabell3.C2" office:value-type="string">
            <text:p text:style-name="Table_20_Contents"/>
          </table:table-cell>
        </table:table-row>
      </table:table>
      <text:p text:style-name="Text_20_body"/>
      <text:p text:style-name="Text_20_body"/>
      <text:p text:style-name="Text_20_body"/>
      <text:h text:style-name="Heading_20_2" text:outline-level="2">Test to fail</text:h>
      <text:h text:style-name="Heading_20_2" text:outline-level="2"/>
      <table:table table:name="Tabell2" table:style-name="Tabell2">
        <table:table-column table:style-name="Tabell2.A"/>
        <table:table-column table:style-name="Tabell2.B"/>
        <table:table-column table:style-name="Tabell2.C"/>
        <table:table-row>
          <table:table-cell table:style-name="Tabell2.A1" office:value-type="string">
            <text:p text:style-name="Table_20_Heading">Test #</text:p>
          </table:table-cell>
          <table:table-cell table:style-name="Tabell2.A1" office:value-type="string">
            <text:p text:style-name="Table_20_Heading">Indata</text:p>
          </table:table-cell>
          <table:table-cell table:style-name="Tabell2.C1" office:value-type="string">
            <text:p text:style-name="Table_20_Heading">Förväntat meddelande (exempel)</text:p>
          </table:table-cell>
        </table:table-row>
        <table:table-row>
          <table:table-cell table:style-name="Tabell2.A2" office:value-type="float" office:value="1">
            <text:p text:style-name="P2">1</text:p>
          </table:table-cell>
          <table:table-cell table:style-name="Tabell2.B2" office:value-type="string">
            <text:p text:style-name="P2">1 <text:s/>1 <text:s/>0</text:p>
          </table:table-cell>
          <table:table-cell table:style-name="Tabell2.C2" office:value-type="string">
            <text:p text:style-name="P6">Alla sidor måste vara längre än 0,0</text:p>
          </table:table-cell>
        </table:table-row>
        <table:table-row>
          <table:table-cell table:style-name="Tabell2.A2" office:value-type="float" office:value="2">
            <text:p text:style-name="P2">2</text:p>
          </table:table-cell>
          <table:table-cell table:style-name="Tabell2.B2" office:value-type="string">
            <text:p text:style-name="P2">1 <text:s/>0 <text:s/>1</text:p>
          </table:table-cell>
          <table:table-cell table:style-name="Tabell2.C2" office:value-type="string">
            <text:p text:style-name="P6">Alla sidor måste vara längre än 0,0</text:p>
          </table:table-cell>
        </table:table-row>
        <table:table-row>
          <table:table-cell table:style-name="Tabell2.A2" office:value-type="float" office:value="3">
            <text:p text:style-name="P2">3</text:p>
          </table:table-cell>
          <table:table-cell table:style-name="Tabell2.B2" office:value-type="string">
            <text:p text:style-name="P2">0 <text:s/>1 <text:s/>1</text:p>
          </table:table-cell>
          <table:table-cell table:style-name="Tabell2.C2" office:value-type="string">
            <text:p text:style-name="P6">Alla sidor måste vara längre än 0,0</text:p>
          </table:table-cell>
        </table:table-row>
        <table:table-row>
          <table:table-cell table:style-name="Tabell2.A2" office:value-type="float" office:value="4">
            <text:p text:style-name="P2">4</text:p>
          </table:table-cell>
          <table:table-cell table:style-name="Tabell2.B2" office:value-type="string">
            <text:p text:style-name="P2">-1 <text:s/>1 <text:s/>1</text:p>
          </table:table-cell>
          <table:table-cell table:style-name="Tabell2.C2" office:value-type="string">
            <text:p text:style-name="P6">Alla sidor måste vara längre än 0,0</text:p>
          </table:table-cell>
        </table:table-row>
        <table:table-row>
          <table:table-cell table:style-name="Tabell2.A2" office:value-type="float" office:value="5">
            <text:p text:style-name="P2">5</text:p>
          </table:table-cell>
          <table:table-cell table:style-name="Tabell2.B2" office:value-type="string">
            <text:p text:style-name="P2">1 <text:s/>-1 <text:s/>1 <text:s/></text:p>
          </table:table-cell>
          <table:table-cell table:style-name="Tabell2.C2" office:value-type="string">
            <text:p text:style-name="P6">Alla sidor måste vara längre än 0,0</text:p>
          </table:table-cell>
        </table:table-row>
        <table:table-row table:style-name="Tabell2.7">
          <table:table-cell table:style-name="Tabell2.A2" office:value-type="float" office:value="6">
            <text:p text:style-name="P2">6</text:p>
          </table:table-cell>
          <table:table-cell table:style-name="Tabell2.B2" office:value-type="string">
            <text:p text:style-name="P2">1 <text:s/>1 <text:s/>-1</text:p>
          </table:table-cell>
          <table:table-cell table:style-name="Tabell2.C2" office:value-type="string">
            <text:p text:style-name="P6">Alla sidor måste vara längre än 0,0</text:p>
          </table:table-cell>
        </table:table-row>
        <table:table-row table:style-name="Tabell2.7">
          <table:table-cell table:style-name="Tabell2.A2" office:value-type="float" office:value="7">
            <text:p text:style-name="P2">7</text:p>
          </table:table-cell>
          <table:table-cell table:style-name="Tabell2.B2" office:value-type="string">
            <text:p text:style-name="P2">1 <text:s/>1 <text:s/>S</text:p>
          </table:table-cell>
          <table:table-cell table:style-name="Tabell2.C2" office:value-type="string">
            <text:p text:style-name="P6">Du får bara skriva in nummer</text:p>
          </table:table-cell>
        </table:table-row>
        <table:table-row table:style-name="Tabell2.7">
          <table:table-cell table:style-name="Tabell2.A2" office:value-type="float" office:value="8">
            <text:p text:style-name="P2">8</text:p>
          </table:table-cell>
          <table:table-cell table:style-name="Tabell2.B2" office:value-type="string">
            <text:p text:style-name="P2">1 <text:s/>S <text:s/>1</text:p>
          </table:table-cell>
          <table:table-cell table:style-name="Tabell2.C2" office:value-type="string">
            <text:p text:style-name="P6">Du får bara skriva in nummer</text:p>
          </table:table-cell>
        </table:table-row>
        <table:table-row table:style-name="Tabell2.7">
          <table:table-cell table:style-name="Tabell2.A2" office:value-type="float" office:value="9">
            <text:p text:style-name="P2">9</text:p>
          </table:table-cell>
          <table:table-cell table:style-name="Tabell2.B2" office:value-type="string">
            <text:p text:style-name="P2">S <text:s/>1 <text:s/>1</text:p>
          </table:table-cell>
          <table:table-cell table:style-name="Tabell2.C2" office:value-type="string">
            <text:p text:style-name="P6">Du får bara skriva in nummer</text:p>
          </table:table-cell>
        </table:table-row>
      </table:table>
      <text:p text:style-name="Text_20_body"/>
      <text:h text:style-name="Heading_20_3" text:outline-level="3">Resultat av testning</text:h>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Test #</text:p>
          </table:table-cell>
          <table:table-cell table:style-name="Tabell4.A1" office:value-type="string">
            <text:p text:style-name="Table_20_Heading">Pass / Fail</text:p>
          </table:table-cell>
          <table:table-cell table:style-name="Tabell4.C1" office:value-type="string">
            <text:p text:style-name="Table_20_Heading">Kommentar</text:p>
          </table:table-cell>
        </table:table-row>
        <table:table-row>
          <table:table-cell table:style-name="Tabell4.A2" office:value-type="string">
            <text:p text:style-name="P2"/>
          </table:table-cell>
          <table:table-cell table:style-name="Tabell4.A2" office:value-type="string">
            <text:p text:style-name="Table_20_Contents"/>
          </table:table-cell>
          <table:table-cell table:style-name="Tabell4.C2" office:value-type="string">
            <text:p text:style-name="Table_20_Contents"/>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14T07:05:01.99</meta:creation-date>
    <dc:date>2013-11-23T14:03:26.58</dc:date>
    <dc:creator>Henrik Gabrielsson</dc:creator>
    <meta:editing-duration>PT3H10M28S</meta:editing-duration>
    <meta:editing-cycles>64</meta:editing-cycles>
    <meta:generator>OpenOffice/4.0.1$Win32 OpenOffice.org_project/401m5$Build-9714</meta:generator>
    <meta:document-statistic meta:table-count="4" meta:image-count="0" meta:object-count="0" meta:page-count="2" meta:paragraph-count="99" meta:word-count="353" meta:character-count="1742"/>
  </office:meta>
</office:document-meta>
</file>